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3.72cm" fo:min-width="2.993cm"/>
    </style:style>
    <style:style style:name="gr5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6.418cm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5.147cm" fo:min-width="1.722cm"/>
    </style:style>
    <style:style style:name="gr11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338cm" fo:min-width="2.992cm"/>
    </style:style>
    <style:style style:name="gr13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objectwithoutfill">
      <style:graphic-properties draw:marker-end="Arrowheads_20_3" draw:marker-end-width="0.3cm" draw:fill="none" draw:textarea-vertical-align="middl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385cm" fo:min-width="1.405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385cm" fo:min-width="2.04cm"/>
      <style:paragraph-properties style:writing-mode="lr-tb"/>
    </style:style>
    <style:style style:name="gr20" style:family="graphic" style:parent-style-name="objectwithoutfill">
      <style:graphic-properties draw:marker-end="Arrowheads_20_4" draw:marker-end-width="0.3cm" draw:fill="none" draw:textarea-vertical-align="middle"/>
    </style:style>
    <style:style style:name="gr21" style:family="graphic" style:parent-style-name="objectwithoutfill">
      <style:graphic-properties draw:marker-end="Arrowheads_20_5" draw:marker-end-width="0.3cm" draw:fill="none" draw:textarea-vertical-align="middl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338cm" fo:min-width="2.675cm"/>
      <style:paragraph-properties style:writing-mode="lr-tb"/>
    </style:style>
    <style:style style:name="gr23" style:family="graphic" style:parent-style-name="objectwithoutfill">
      <style:graphic-properties draw:marker-end="Arrowheads_20_6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3.222cm" svg:x2="8.937cm" svg:y2="3.222cm">
          <text:p/>
        </draw:line>
        <draw:line draw:style-name="gr1" draw:text-style-name="P1" draw:layer="layout" svg:x1="2.905cm" svg:y1="3.222cm" svg:x2="2.905cm" svg:y2="4.492cm">
          <text:p/>
        </draw:line>
        <draw:line draw:style-name="gr1" draw:text-style-name="P1" draw:layer="layout" svg:x1="8.937cm" svg:y1="3.222cm" svg:x2="8.937cm" svg:y2="4.492cm">
          <text:p/>
        </draw:line>
        <draw:line draw:style-name="gr1" draw:text-style-name="P1" draw:layer="layout" svg:x1="12.113cm" svg:y1="3.222cm" svg:x2="18.145cm" svg:y2="3.222cm">
          <text:p/>
        </draw:line>
        <draw:line draw:style-name="gr1" draw:text-style-name="P1" draw:layer="layout" svg:x1="12.113cm" svg:y1="3.222cm" svg:x2="12.113cm" svg:y2="4.492cm">
          <text:p/>
        </draw:line>
        <draw:line draw:style-name="gr1" draw:text-style-name="P1" draw:layer="layout" svg:x1="18.145cm" svg:y1="3.222cm" svg:x2="18.145cm" svg:y2="4.492cm">
          <text:p/>
        </draw:line>
        <draw:frame draw:style-name="gr2" draw:text-style-name="P2" draw:layer="layout" svg:width="4.445cm" svg:height="0.962cm" svg:x="3.857cm" svg:y="3.53cm">
          <draw:text-box>
            <text:p>User Process</text:p>
          </draw:text-box>
        </draw:frame>
        <draw:frame draw:style-name="gr3" draw:text-style-name="P2" draw:layer="layout" svg:width="6.35cm" svg:height="1.673cm" svg:x="12.43cm" svg:y="3.454cm">
          <draw:text-box>
            <text:p>Watchdog Process</text:p>
          </draw:text-box>
        </draw:frame>
        <draw:custom-shape draw:style-name="gr4" draw:text-style-name="P3" draw:layer="layout" svg:width="3.493cm" svg:height="13.97cm" svg:x="3.222cm" svg:y="4.8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81cm" svg:height="1.517cm" svg:x="3.54cm" svg:y="5.127cm">
          <draw:text-box>
            <text:p><text:span text:style-name="T1">Mai</text:span><text:span text:style-name="T1">n </text:span><text:span text:style-name="T1">Thr</text:span><text:span text:style-name="T1">ead</text:span></text:p>
          </draw:text-box>
        </draw:frame>
        <draw:frame draw:style-name="gr6" draw:text-style-name="P2" draw:layer="layout" svg:width="2.223cm" svg:height="3.835cm" svg:x="3.857cm" svg:y="6.08cm">
          <draw:text-box>
            <text:p><text:span text:style-name="T2">.</text:span></text:p>
            <text:p><text:span text:style-name="T2">.</text:span></text:p>
            <text:p><text:span text:style-name="T2">Code</text:span></text:p>
            <text:p><text:span text:style-name="T2">.</text:span></text:p>
            <text:p><text:span text:style-name="T2">.</text:span></text:p>
            <text:p><text:span text:style-name="T2"/></text:p>
            <text:p><text:span text:style-name="T2">wDstart</text:span></text:p>
          </draw:text-box>
        </draw:frame>
        <draw:line draw:style-name="gr7" draw:text-style-name="P1" draw:layer="layout" svg:x1="6.08cm" svg:y1="9.572cm" svg:x2="7.35cm" svg:y2="9.572cm">
          <text:p/>
        </draw:line>
        <draw:frame draw:style-name="gr8" draw:text-style-name="P2" draw:layer="layout" svg:width="4.127cm" svg:height="6.668cm" svg:x="7.35cm" svg:y="7.032cm">
          <draw:text-box>
            <text:p><text:span text:style-name="T3">1) SIGUSR1 handler</text:span></text:p>
            <text:p><text:span text:style-name="T3"><text:s text:c="4"/></text:span></text:p>
            <text:p><text:span text:style-name="T3"/></text:p>
            <text:p><text:span text:style-name="T3"><text:s text:c="4"/></text:span><text:span text:style-name="T3">SIGUSR2 handler</text:span></text:p>
            <text:p><text:span text:style-name="T3"/></text:p>
            <text:p><text:span text:style-name="T3">2) check ENV</text:span></text:p>
            <text:p><text:span text:style-name="T3"/></text:p>
            <text:p><text:span text:style-name="T3">3) <text:s text:c="4"/></text:span></text:p>
            <text:p><text:span text:style-name="T3"/></text:p>
            <text:p><text:span text:style-name="T3"/></text:p>
          </draw:text-box>
        </draw:frame>
        <draw:line draw:style-name="gr1" draw:text-style-name="P1" draw:layer="layout" svg:x1="10.525cm" svg:y1="9.572cm" svg:x2="11.795cm" svg:y2="9.572cm">
          <text:p/>
        </draw:line>
        <draw:line draw:style-name="gr1" draw:text-style-name="P1" draw:layer="layout" svg:x1="11.477cm" svg:y1="4.492cm" svg:x2="11.795cm" svg:y2="9.572cm">
          <text:p/>
        </draw:line>
        <draw:line draw:style-name="gr9" draw:text-style-name="P1" draw:layer="layout" svg:x1="11.477cm" svg:y1="4.492cm" svg:x2="12.112cm" svg:y2="4.492cm">
          <text:p/>
        </draw:line>
        <draw:custom-shape draw:style-name="gr10" draw:text-style-name="P3" draw:layer="layout" svg:width="2.222cm" svg:height="5.397cm" svg:x="8.302cm" svg:y="9.89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587cm" svg:height="0.662cm" svg:x="8.62cm" svg:y="10.207cm">
          <draw:text-box>
            <text:p text:style-name="P4"><text:span text:style-name="T4">sched</text:span></text:p>
          </draw:text-box>
        </draw:frame>
        <draw:custom-shape draw:style-name="gr12" draw:text-style-name="P3" draw:layer="layout" svg:width="3.492cm" svg:height="1.588cm" svg:x="8.62cm" svg:y="11.4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492cm" svg:height="1.588cm" svg:x="8.62cm" svg:y="13.382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3.175cm" svg:height="1.039cm" svg:x="8.937cm" svg:y="11.795cm">
          <draw:text-box>
            <text:p><text:span text:style-name="T5">Task 1:</text:span></text:p>
            <text:p><text:span text:style-name="T5">Send SIGUSR1</text:span></text:p>
          </draw:text-box>
        </draw:frame>
        <draw:frame draw:style-name="gr13" draw:text-style-name="P2" draw:layer="layout" svg:width="3.492cm" svg:height="1.039cm" svg:x="8.938cm" svg:y="13.7cm">
          <draw:text-box>
            <text:p><text:span text:style-name="T5">Task 2:</text:span></text:p>
            <text:p><text:span text:style-name="T5">Check counter</text:span></text:p>
          </draw:text-box>
        </draw:frame>
        <draw:custom-shape draw:style-name="gr14" draw:text-style-name="P3" draw:layer="layout" svg:width="0.317cm" svg:height="0.318cm" svg:x="12.429cm" svg:y="12.43cm">
          <text:p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0.317cm" svg:height="0.318cm" svg:x="12.429cm" svg:y="12.112cm">
          <text:p/>
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0.317cm" svg:height="0.318cm" svg:x="12.429cm" svg:y="14.334cm">
          <text:p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0.317cm" svg:height="0.318cm" svg:x="12.429cm" svg:y="14.016cm">
          <text:p/>
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2" draw:layer="layout" svg:width="1.27cm" svg:height="0.635cm" svg:x="12.112cm" svg:y="12.747cm">
          <draw:text-box>
            <text:p><text:span text:style-name="T6">1 sec</text:span></text:p>
          </draw:text-box>
        </draw:frame>
        <draw:frame draw:style-name="gr11" draw:text-style-name="P2" draw:layer="layout" svg:width="1.27cm" svg:height="0.635cm" svg:x="12.112cm" svg:y="14.652cm">
          <draw:text-box>
            <text:p><text:span text:style-name="T6">5 sec</text:span></text:p>
          </draw:text-box>
        </draw:frame>
        <draw:frame draw:style-name="gr16" draw:text-style-name="P2" draw:layer="layout" svg:width="1.823cm" svg:height="7.361cm" svg:x="4.175cm" svg:y="10.187cm">
          <draw:text-box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>.</text:span></text:p>
            <text:p><text:span text:style-name="T1"/></text:p>
            <text:p><text:span text:style-name="T1"/></text:p>
            <text:p><text:span text:style-name="T1">wD</text:span><text:span text:style-name="T1">end</text:span></text:p>
          </draw:text-box>
        </draw:frame>
        <draw:line draw:style-name="gr17" draw:text-style-name="P1" draw:layer="layout" svg:x1="6.397cm" svg:y1="17.192cm" svg:x2="7.667cm" svg:y2="17.192cm">
          <text:p/>
        </draw:line>
        <draw:frame draw:style-name="gr16" draw:text-style-name="P2" draw:layer="layout" svg:width="3.681cm" svg:height="1.547cm" svg:x="8.302cm" svg:y="16.557cm">
          <draw:text-box>
            <text:p><text:span text:style-name="T7">1) Send SIGUSR2</text:span></text:p>
            <text:p><text:span text:style-name="T7"/></text:p>
            <text:p><text:span text:style-name="T7">2)Stop sched</text:span></text:p>
          </draw:text-box>
        </draw:frame>
        <draw:custom-shape draw:style-name="gr18" draw:text-style-name="P3" draw:layer="layout" svg:width="1.905cm" svg:height="0.635cm" svg:x="8.937cm" svg:y="6.397cm">
          <text:p text:style-name="P6"><text:span text:style-name="T6">++counter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905cm" svg:height="0.635cm" svg:x="8.937cm" svg:y="7.667cm">
          <text:p text:style-name="P6"><text:span text:style-name="T6">Raise flag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127cm" svg:height="6.668cm" svg:x="12.748cm" svg:y="4.809cm">
          <draw:text-box>
            <text:p><text:span text:style-name="T3">1) SIGUSR1 handler</text:span></text:p>
            <text:p><text:span text:style-name="T3"><text:s text:c="4"/></text:span></text:p>
            <text:p><text:span text:style-name="T3"/></text:p>
            <text:p><text:span text:style-name="T3"><text:s text:c="4"/></text:span><text:span text:style-name="T3">SIGUSR2 handler</text:span></text:p>
            <text:p><text:span text:style-name="T3"/></text:p>
            <text:p><text:span text:style-name="T3">2) <text:s text:c="4"/></text:span></text:p>
            <text:p><text:span text:style-name="T3"/></text:p>
            <text:p><text:span text:style-name="T3"/></text:p>
          </draw:text-box>
        </draw:frame>
        <draw:custom-shape draw:style-name="gr10" draw:text-style-name="P3" draw:layer="layout" svg:width="2.222cm" svg:height="5.397cm" svg:x="13.7cm" svg:y="6.689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587cm" svg:height="0.662cm" svg:x="14.018cm" svg:y="7.006cm">
          <draw:text-box>
            <text:p text:style-name="P4"><text:span text:style-name="T4">sched</text:span></text:p>
          </draw:text-box>
        </draw:frame>
        <draw:custom-shape draw:style-name="gr12" draw:text-style-name="P3" draw:layer="layout" svg:width="3.492cm" svg:height="1.588cm" svg:x="14.018cm" svg:y="8.2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492cm" svg:height="1.588cm" svg:x="14.018cm" svg:y="10.181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3.175cm" svg:height="1.039cm" svg:x="14.335cm" svg:y="8.594cm">
          <draw:text-box>
            <text:p><text:span text:style-name="T5">Task 1:</text:span></text:p>
            <text:p><text:span text:style-name="T5">Send SIGUSR1</text:span></text:p>
          </draw:text-box>
        </draw:frame>
        <draw:frame draw:style-name="gr13" draw:text-style-name="P2" draw:layer="layout" svg:width="3.492cm" svg:height="1.039cm" svg:x="14.336cm" svg:y="10.499cm">
          <draw:text-box>
            <text:p><text:span text:style-name="T5">Task 2:</text:span></text:p>
            <text:p><text:span text:style-name="T5">Check counter</text:span></text:p>
          </draw:text-box>
        </draw:frame>
        <draw:custom-shape draw:style-name="gr14" draw:text-style-name="P3" draw:layer="layout" svg:width="0.317cm" svg:height="0.318cm" svg:x="17.827cm" svg:y="9.229cm">
          <text:p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0.317cm" svg:height="0.318cm" svg:x="17.827cm" svg:y="8.911cm">
          <text:p/>
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0.317cm" svg:height="0.318cm" svg:x="17.827cm" svg:y="11.133cm">
          <text:p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0.317cm" svg:height="0.318cm" svg:x="17.827cm" svg:y="10.815cm">
          <text:p/>
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2" draw:layer="layout" svg:width="1.27cm" svg:height="0.635cm" svg:x="17.51cm" svg:y="9.572cm">
          <draw:text-box>
            <text:p><text:span text:style-name="T6">1 sec</text:span></text:p>
          </draw:text-box>
        </draw:frame>
        <draw:frame draw:style-name="gr11" draw:text-style-name="P2" draw:layer="layout" svg:width="1.27cm" svg:height="0.635cm" svg:x="17.51cm" svg:y="11.477cm">
          <draw:text-box>
            <text:p><text:span text:style-name="T6">5 sec</text:span></text:p>
          </draw:text-box>
        </draw:frame>
        <draw:custom-shape draw:style-name="gr18" draw:text-style-name="P3" draw:layer="layout" svg:width="1.905cm" svg:height="0.635cm" svg:x="16.875cm" svg:y="4.81cm">
          <text:p text:style-name="P6"><text:span text:style-name="T6">++counter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54cm" svg:height="0.635cm" svg:x="16.875cm" svg:y="6.08cm">
          <text:p text:style-name="P6"><text:span text:style-name="T6">to_die = TRU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112cm" svg:y1="16.875cm" svg:x2="19.415cm" svg:y2="16.875cm">
          <text:p/>
        </draw:line>
        <draw:line draw:style-name="gr20" draw:text-style-name="P1" draw:layer="layout" svg:x1="19.415cm" svg:y1="16.875cm" svg:x2="19.415cm" svg:y2="7.032cm">
          <text:p/>
        </draw:line>
        <draw:line draw:style-name="gr1" draw:text-style-name="P1" draw:layer="layout" svg:x1="16.557cm" svg:y1="6.715cm" svg:x2="18.78cm" svg:y2="8.302cm">
          <text:p/>
        </draw:line>
        <draw:line draw:style-name="gr1" draw:text-style-name="P1" draw:layer="layout" svg:x1="18.78cm" svg:y1="13.7cm" svg:x2="18.78cm" svg:y2="8.302cm">
          <text:p/>
        </draw:line>
        <draw:line draw:style-name="gr21" draw:text-style-name="P1" draw:layer="layout" svg:x1="18.78cm" svg:y1="13.7cm" svg:x2="17.51cm" svg:y2="13.7cm">
          <text:p/>
        </draw:line>
        <draw:custom-shape draw:style-name="gr22" draw:text-style-name="P3" draw:layer="layout" svg:width="3.175cm" svg:height="1.588cm" svg:x="14.017cm" svg:y="12.747cm">
          <text:p text:style-name="P6"><text:span text:style-name="T8">Task 3:</text:span></text:p>
          <text:p text:style-name="P6"><text:span text:style-name="T8">Send SIGUSR2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7cm" svg:y1="13.382cm" svg:x2="13.382cm" svg:y2="13.382cm">
          <text:p/>
        </draw:line>
        <draw:line draw:style-name="gr1" draw:text-style-name="P1" draw:layer="layout" svg:x1="13.382cm" svg:y1="8.302cm" svg:x2="13.382cm" svg:y2="13.382cm">
          <text:p/>
        </draw:line>
        <draw:line draw:style-name="gr23" draw:text-style-name="P1" draw:layer="layout" svg:x1="13.382cm" svg:y1="8.302cm" svg:x2="11.16cm" svg:y2="8.30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4T10:04:38.843082538</meta:creation-date>
    <dc:date>2023-07-14T10:36:26.903733488</dc:date>
    <meta:editing-duration>PT19M35S</meta:editing-duration>
    <meta:editing-cycles>3</meta:editing-cycles>
    <meta:generator>LibreOffice/7.3.7.2$Linux_X86_64 LibreOffice_project/30$Build-2</meta:generator>
    <meta:document-statistic meta:object-count="57"/>
  </office:meta>
</office:document-meta>
</file>